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A000003FF6303BBA5899BC471.png" manifest:media-type="image/png"/>
  <manifest:file-entry manifest:full-path="Pictures/100002010000073F0000042036521902CD2BBCC1.png" manifest:media-type="image/png"/>
  <manifest:file-entry manifest:full-path="Pictures/100002010000073F00000420D318C6565AFB40CF.png" manifest:media-type="image/png"/>
  <manifest:file-entry manifest:full-path="Pictures/100002010000034800000420CD5D7038E3220363.png" manifest:media-type="image/png"/>
  <manifest:file-entry manifest:full-path="Pictures/100002010000073F0000042061A6560908FA2C41.png" manifest:media-type="image/png"/>
  <manifest:file-entry manifest:full-path="Pictures/10000201000003AB00000420A1BFB109B49F02B4.png" manifest:media-type="image/png"/>
  <manifest:file-entry manifest:full-path="Pictures/1000020100000348000004209336A3C6B0AE990B.png" manifest:media-type="image/png"/>
  <manifest:file-entry manifest:full-path="Pictures/100002010000073F000004205E1D9395FC62F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rse Management <text:line-break/>Service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Kass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6.604cm" presentation:class="title" presentation:user-transformed="true">
          <draw:text-box>
            <text:p>Backend Initial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584cm" svg:height="27.136cm" svg:x="2.8cm" svg:y="-1.228cm">
          <draw:image xlink:href="Pictures/100002010000034800000420CD5D7038E32203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8.672cm" svg:height="20.999cm" svg:x="4.572cm" svg:y="0cm">
          <draw:image xlink:href="Pictures/10000201000003AB00000420A1BFB109B49F02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022cm" svg:height="27.686cm" svg:x="2.885cm" svg:y="-0.688cm">
          <draw:image xlink:href="Pictures/1000020100000348000004209336A3C6B0AE99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217cm" svg:y="6.858cm" presentation:class="title" presentation:user-transformed="true">
          <draw:text-box>
            <text:p>Frontend Backend Integ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5.251cm" svg:height="20.066cm" svg:x="-7.62cm" svg:y="0.254cm">
          <draw:image xlink:href="Pictures/100002010000073F000004205E1D9395FC62FB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6.477cm" svg:height="20.764cm" svg:x="-8.187cm" svg:y="-0.19cm">
          <draw:image xlink:href="Pictures/100002010000073F0000042061A6560908FA2C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5.999cm" svg:height="20.492cm" svg:x="-7.551cm" svg:y="0.082cm">
          <draw:image xlink:href="Pictures/100002010000073F00000420D318C6565AFB40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5.251cm" svg:height="20.066cm" svg:x="-7.251cm" svg:y="0.762cm">
          <draw:image xlink:href="Pictures/100002010000073F0000042036521902CD2BBC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6.416cm" svg:height="22.06cm" svg:x="0.508cm" svg:y="-0.508cm">
          <draw:image xlink:href="Pictures/10000201000004AA000003FF6303BBA5899BC4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08:01:05.803405474</meta:creation-date>
    <dc:date>2017-05-17T08:51:35.048348063</dc:date>
    <meta:editing-duration>PT8M12S</meta:editing-duration>
    <meta:editing-cycles>2</meta:editing-cycles>
    <meta:generator>LibreOffice/5.1.6.2$Linux_X86_64 LibreOffice_project/10m0$Build-2</meta:generator>
    <meta:document-statistic meta:object-count="71"/>
  </office:meta>
</office:document-meta>
</file>